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3.175cm" svg:y="2.2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35cm" svg:y="2.271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4.763cm" svg:y="2.271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7.938cm" svg:y="2.271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525cm" svg:y="2.271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937cm" svg:y="3.54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1.112cm" svg:y="3.54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525cm" svg:y="3.54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2.7cm" svg:y="3.54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4.287cm" svg:y="3.54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0cm" svg:y="2.2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0cm" svg:y="3.54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4.127cm" svg:y1="5.88cm" svg:x2="14.922cm" svg:y2="5.88cm">
          <text:p/>
        </draw:line>
        <draw:frame draw:style-name="gr4" draw:text-style-name="P8" draw:layer="layout" svg:width="2.222cm" svg:height="1.27cm" svg:x="2.222cm" svg:y="5.445cm">
          <draw:text-box>
            <text:p>Time</text:p>
          </draw:text-box>
        </draw:frame>
        <draw:frame draw:style-name="gr5" draw:text-style-name="P8" draw:layer="layout" svg:width="12.064cm" svg:height="1.673cm" svg:x="0.635cm" svg:y="-0.038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6" draw:text-style-name="P7" draw:layer="layout" svg:x1="3.174cm" svg:y1="1cm" svg:x2="3.174cm" svg:y2="1.953cm">
          <text:p/>
        </draw:line>
        <draw:line draw:style-name="gr6" draw:text-style-name="P7" draw:layer="layout" svg:x1="4.762cm" svg:y1="1.953cm" svg:x2="4.762cm" svg:y2="1cm">
          <text:p/>
        </draw:line>
        <draw:line draw:style-name="gr6" draw:text-style-name="P7" draw:layer="layout" svg:x1="6.349cm" svg:y1="1.953cm" svg:x2="6.349cm" svg:y2="1cm">
          <text:p/>
        </draw:line>
        <draw:line draw:style-name="gr6" draw:text-style-name="P7" draw:layer="layout" svg:x1="7.937cm" svg:y1="1.953cm" svg:x2="7.937cm" svg:y2="1cm">
          <text:p/>
        </draw:line>
        <draw:line draw:style-name="gr6" draw:text-style-name="P7" draw:layer="layout" svg:x1="9.524cm" svg:y1="1.953cm" svg:x2="9.524cm" svg:y2="1cm">
          <text:p/>
        </draw:line>
        <draw:line draw:style-name="gr6" draw:text-style-name="P7" draw:layer="layout" svg:x1="11.112cm" svg:y1="1.953cm" svg:x2="11.112cm" svg:y2="1cm">
          <text:p/>
        </draw:line>
        <draw:line draw:style-name="gr7" draw:text-style-name="P7" draw:layer="layout" svg:x1="9.524cm" svg:y1="3.223cm" svg:x2="10.159cm" svg:y2="3.5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1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4-23T21:16:07.353055560</dc:date>
    <meta:editing-duration>PT37M16S</meta:editing-duration>
    <meta:editing-cycles>8</meta:editing-cycles>
    <meta:generator>LibreOffice/24.2.0.3$Linux_X86_64 LibreOffice_project/420$Build-3</meta:generator>
    <meta:document-statistic meta:object-count="22"/>
  </office:meta>
</office:document-meta>
</file>